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Titulo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1">
      <style:text-properties officeooo:rsid="0013712d" officeooo:paragraph-rsid="0013712d"/>
    </style:style>
    <style:style style:name="P24" style:family="paragraph" style:parent-style-name="Text_20_body" style:list-style-name="L2">
      <style:text-properties officeooo:rsid="00170083" officeooo:paragraph-rsid="00170083"/>
    </style:style>
    <style:style style:name="P25" style:family="paragraph" style:parent-style-name="Text_20_body" style:list-style-name="L3">
      <style:text-properties officeooo:rsid="00170083" officeooo:paragraph-rsid="00170083"/>
    </style:style>
    <style:style style:name="P26" style:family="paragraph" style:parent-style-name="Text_20_body" style:list-style-name="L3">
      <style:text-properties officeooo:rsid="001c8c90" officeooo:paragraph-rsid="001c8c90"/>
    </style:style>
    <style:style style:name="P27" style:family="paragraph" style:parent-style-name="Text_20_body">
      <style:text-properties officeooo:paragraph-rsid="001fbcaa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13712d"/>
    </style:style>
    <style:style style:name="T12" style:family="text">
      <style:text-properties officeooo:rsid="00191656"/>
    </style:style>
    <style:style style:name="T13" style:family="text">
      <style:text-properties officeooo:rsid="001d77fb"/>
    </style:style>
    <style:style style:name="T14" style:family="text">
      <style:text-properties style:font-name="Calibri1" fo:font-size="12pt" officeooo:rsid="0000a630"/>
    </style:style>
    <style:style style:name="T15" style:family="text">
      <style:text-properties style:font-name="Calibri1" fo:font-size="12pt" officeooo:rsid="001d77f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0</text:span>.</text:p>
      <text:p text:style-name="P5"><text:user-field-get text:name="Tema">Introducción a jQuery</text:user-field-get></text:p>
      <text:p text:style-name="P6"><text:span text:style-name="T12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3">9</text:span>/201<text:span text:style-name="T13">0</text:span></text:p>
      <text:p text:style-name="P14"><text:tab/><text:tab/><text:tab/><text:tab/><text:tab/><text:tab/><text:tab/><text:tab/><text:tab/><text:tab/>Versión:<text:date style:data-style-name="N104" text:date-value="2019-10-10T09:42:09.740009573">191010</text:date>.<text:time style:data-style-name="N105" text:time-value="2019-10-10T09:42:09.740181192">0936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3</text:p>
          <text:p text:style-name="P16">6.Recomendaciones<text:tab/>3</text:p>
        </text:index-body>
      </text:table-of-content>
      <text:p text:style-name="Standard"/>
      <text:p text:style-name="P19">UD<text:user-field-get text:name="NumeroTema">10</text:user-field-get>. <text:user-field-get text:name="Tema">Introducción a jQuery</text:user-field-get></text:p>
      <text:h text:style-name="P20" text:outline-level="1">Fecha<text:span text:style-name="T10">s</text:span></text:h>
      <text:p text:style-name="P27"><text:span text:style-name="T14">O</text:span><text:span text:style-name="T15">ficialmente</text:span> <text:span text:style-name="T13">04</text:span>/<text:span text:style-name="T12">11</text:span>/201<text:span text:style-name="T13">9</text:span> <text:span text:style-name="T13">al</text:span> <text:span text:style-name="T13">17</text:span>/<text:span text:style-name="T12">11</text:span>/201<text:span text:style-name="T13">9.</text:span> <text:span text:style-name="T9">La duración de la unidad es de 2 semanas (14 horas)</text:span>. </text:p>
      <text:p text:style-name="P27"><text:span text:style-name="T13">No obstante, se publica a fecha de 10/09/2019 para que la podáis utilizar en los entregables, dado que esta unidad puede trabajarse transversalmente durante el temario y es muy útil para hacer más fáciles los entregables.</text:span></text:p>
      <text:h text:style-name="P20" text:outline-level="1">Conocimientos previos</text:h>
      <text:list xml:id="list486677039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  <text:list-item>
          <text:p text:style-name="P23">Conocimientos básicos de Javascript.</text:p>
        </text:list-item>
      </text:list>
      <text:h text:style-name="P20" text:outline-level="1">Objetivos</text:h>
      <text:list xml:id="list1725311330" text:style-name="L2">
        <text:list-item>
          <text:p text:style-name="P24">Agilizar la codificación utilizando la biblioteca jQuery</text:p>
        </text:list-item>
      </text:list>
      <text:h text:style-name="P20" text:outline-level="1">Contenidos</text:h>
      <text:list xml:id="list1306768117" text:style-name="L3">
        <text:list-item>
          <text:p text:style-name="P25">Introducción al uso de jQuery</text:p>
        </text:list-item>
        <text:list-item>
          <text:p text:style-name="P25">Métodos útiles</text:p>
        </text:list-item>
        <text:list-item>
          <text:p text:style-name="P26">AJAX con jQuery</text:p>
        </text:list-item>
      </text:list>
      <text:h text:style-name="P20" text:outline-level="1">Actividades</text:h>
      <text:p text:style-name="P9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0" text:outline-level="1">Recomendaciones</text:h>
      <text:p text:style-name="P8">Es necesario acudir a las TC con los conceptos principales estudiados. <text:span text:style-name="T11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7M8S</meta:editing-duration>
    <meta:editing-cycles>38</meta:editing-cycles>
    <meta:generator>LibreOffice/6.3.1.2$Linux_X86_64 LibreOffice_project/30$Build-2</meta:generator>
    <dc:title>Plantilla CEED</dc:title>
    <dc:date>2019-10-10T09:42:09.615857585</dc:date>
    <meta:print-date>2016-09-19T01:24:23.102000000</meta:print-date>
    <meta:document-statistic meta:table-count="0" meta:image-count="1" meta:object-count="0" meta:page-count="3" meta:paragraph-count="46" meta:word-count="293" meta:character-count="1929" meta:non-whitespace-character-count="1676"/>
    <meta:template xlink:type="simple" xlink:actuate="onRequest" xlink:title="Plantilla CEED" xlink:href="../../.config/libreoffice/4/user/template/Plantilla%20CEED.ott" meta:date="2016-09-15T13:17:11.020000000"/>
  </office:meta>
</office:document-meta>
</file>